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7-10_12-32-38_000.jpg</text:p>
          </table:table-cell>
          <table:table-cell table:style-name="ce19" office:value-type="string">
            <text:p>:m RES 1*2 / free# JVEMV6 68#_36 / 68. theoretical-physics(tp) / w=(T_ij*([A_1][A_2][A_3]));クラメルの公式；固有方程式；固有ベクトル；方向ベクトル；固有値,topics=~,other=~,s=~,i=~,doc=r-1-5~7#4</text:p>
          </table:table-cell>
          <table:table-cell table:style-name="ce4"/>
          <table:table-cell table:style-name="ce4"/>
          <table:table-cell table:style-name="ce4" office:value-type="string">
            <text:p>N-35-35-28.72467 E-139-34-49.544677</text:p>
          </table:table-cell>
          <table:table-cell table:style-name="ce38" table:formula="of:=IF([.E2]=&quot;&quot;;[.C2];CONCATENATE([.C2];&quot; / &quot;;[.E2]))" office:value-type="string" office:string-value=":m RES 1*2 / free# JVEMV6 68#_36 / 68. theoretical-physics(tp) / w=(T_ij*([A_1][A_2][A_3]));クラメルの公式；固有方程式；固有ベクトル；方向ベクトル；固有値,topics=~,other=~,s=~,i=~,doc=r-1-5~7#4">
            <text:p>:m RES 1*2 / free# JVEMV6 68#_36 / 68. theoretical-physics(tp) / w=(T_ij*([A_1][A_2][A_3]));クラメルの公式；固有方程式；固有ベクトル；方向ベクトル；固有値,topics=~,other=~,s=~,i=~,doc=r-1-5~7#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7-10_12-33-01_000.jpg</text:p>
          </table:table-cell>
          <table:table-cell table:style-name="ce4" office:value-type="string">
            <text:p>:m RES 2*2 / free# JVEMV6 68#_36 / 68. theoretical-physics(tp) / w=固有値を要素とするテンソル、(([λ_1 0 0][0 λ_2 0][00 0 λ_3])),topics=~,other=orig+,s=~,i=~,doc=r-1-5~7#4</text:p>
          </table:table-cell>
          <table:table-cell table:style-name="ce4"/>
          <table:table-cell table:style-name="ce4"/>
          <table:table-cell table:style-name="ce4" office:value-type="string">
            <text:p>N-35-35-28.752136 E-139-34-49.544677</text:p>
          </table:table-cell>
          <table:table-cell table:style-name="ce38" table:formula="of:=IF([.E3]=&quot;&quot;;[.C3];CONCATENATE([.C3];&quot; / &quot;;[.E3]))" office:value-type="string" office:string-value=":m RES 2*2 / free# JVEMV6 68#_36 / 68. theoretical-physics(tp) / w=固有値を要素とするテンソル、(([λ_1 0 0][0 λ_2 0][00 0 λ_3])),topics=~,other=orig+,s=~,i=~,doc=r-1-5~7#4">
            <text:p>:m RES 2*2 / free# JVEMV6 68#_36 / 68. theoretical-physics(tp) / w=固有値を要素とするテンソル、(([λ_1 0 0][0 λ_2 0][00 0 λ_3])),topics=~,other=orig+,s=~,i=~,doc=r-1-5~7#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7-10_13-15-46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752136 E-139-34-49.544677</text:p>
          </table:table-cell>
          <table:table-cell table:style-name="ce38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7-10_16-06-17_000.jpg</text:p>
          </table:table-cell>
          <table:table-cell table:style-name="ce20" office:value-type="string">
            <text:p>:m 東和 PHOTO / 210712m / 大船駅、公会堂前（バス停） / 湘南総合病院 / ７名（相番は１名） / 大成温調（熊谷組） / 資料：指示書</text:p>
          </table:table-cell>
          <table:table-cell table:style-name="ce20"/>
          <table:table-cell table:style-name="ce4"/>
          <table:table-cell table:style-name="ce4"/>
          <table:table-cell table:style-name="ce38" table:formula="of:=IF([.E5]=&quot;&quot;;[.C5];CONCATENATE([.C5];&quot; / &quot;;[.E5]))" office:value-type="string" office:string-value=":m 東和 PHOTO / 210712m / 大船駅、公会堂前（バス停） / 湘南総合病院 / ７名（相番は１名） / 大成温調（熊谷組） / 資料：指示書">
            <text:p>:m 東和 PHOTO / 210712m / 大船駅、公会堂前（バス停） / 湘南総合病院 / ７名（相番は１名） / 大成温調（熊谷組） / 資料：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7-10_16-06-26_000.jpg</text:p>
          </table:table-cell>
          <table:table-cell table:style-name="ce20" office:value-type="string">
            <text:p>:m 東和 PHOTO / 210712m / 大船駅、公会堂前（バス停） / 湘南総合病院 / ７名（相番は１名） / 大成温調（熊谷組） / 資料：指示書</text:p>
          </table:table-cell>
          <table:table-cell table:style-name="ce19"/>
          <table:table-cell table:style-name="ce4"/>
          <table:table-cell table:style-name="ce4"/>
          <table:table-cell table:style-name="ce38" table:formula="of:=IF([.E6]=&quot;&quot;;[.C6];CONCATENATE([.C6];&quot; / &quot;;[.E6]))" office:value-type="string" office:string-value=":m 東和 PHOTO / 210712m / 大船駅、公会堂前（バス停） / 湘南総合病院 / ７名（相番は１名） / 大成温調（熊谷組） / 資料：指示書">
            <text:p>:m 東和 PHOTO / 210712m / 大船駅、公会堂前（バス停） / 湘南総合病院 / ７名（相番は１名） / 大成温調（熊谷組） / 資料：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7-10_16-06-47_000.jpg</text:p>
          </table:table-cell>
          <table:table-cell table:style-name="ce20" office:value-type="string">
            <text:p>:m 東和 PHOTO / 210712m / 大船駅、公会堂前（バス停） / 湘南総合病院 / ７名（相番は１名） / 大成温調（熊谷組） / 資料：指示書</text:p>
          </table:table-cell>
          <table:table-cell table:style-name="ce20"/>
          <table:table-cell table:style-name="ce4"/>
          <table:table-cell table:style-name="ce4"/>
          <table:table-cell table:style-name="ce38" table:formula="of:=IF([.E7]=&quot;&quot;;[.C7];CONCATENATE([.C7];&quot; / &quot;;[.E7]))" office:value-type="string" office:string-value=":m 東和 PHOTO / 210712m / 大船駅、公会堂前（バス停） / 湘南総合病院 / ７名（相番は１名） / 大成温調（熊谷組） / 資料：指示書">
            <text:p>:m 東和 PHOTO / 210712m / 大船駅、公会堂前（バス停） / 湘南総合病院 / ７名（相番は１名） / 大成温調（熊谷組） / 資料：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7-10_16-06-54_000.jpg</text:p>
          </table:table-cell>
          <table:table-cell table:style-name="ce20" office:value-type="string">
            <text:p>:m 東和 PHOTO / 210712m / 大船駅、公会堂前（バス停） / 湘南総合病院 / ７名（相番は１名） / 大成温調（熊谷組） / 資料：指示書</text:p>
          </table:table-cell>
          <table:table-cell table:style-name="ce17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:m 東和 PHOTO / 210712m / 大船駅、公会堂前（バス停） / 湘南総合病院 / ７名（相番は１名） / 大成温調（熊谷組） / 資料：指示書">
            <text:p>:m 東和 PHOTO / 210712m / 大船駅、公会堂前（バス停） / 湘南総合病院 / ７名（相番は１名） / 大成温調（熊谷組） / 資料：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7-10_16-26-35_000.jpg</text:p>
          </table:table-cell>
          <table:table-cell table:style-name="ce20" office:value-type="string">
            <text:p>:m 東和 PHOTO / 210712m / 大船駅、公会堂前（バス停） / 湘南総合病院 / ７名（相番は１名） / 大成温調（熊谷組） / 資料：時刻表：バス：大船駅から公会堂前（往路）</text:p>
          </table:table-cell>
          <table:table-cell table:style-name="ce20"/>
          <table:table-cell table:style-name="ce4"/>
          <table:table-cell table:style-name="ce4" office:value-type="string">
            <text:p>N-35-35-28.72467 E-139-34-49.489746</text:p>
          </table:table-cell>
          <table:table-cell table:style-name="ce38" table:formula="of:=IF([.E9]=&quot;&quot;;[.C9];CONCATENATE([.C9];&quot; / &quot;;[.E9]))" office:value-type="string" office:string-value=":m 東和 PHOTO / 210712m / 大船駅、公会堂前（バス停） / 湘南総合病院 / ７名（相番は１名） / 大成温調（熊谷組） / 資料：時刻表：バス：大船駅から公会堂前（往路）">
            <text:p>:m 東和 PHOTO / 210712m / 大船駅、公会堂前（バス停） / 湘南総合病院 / ７名（相番は１名） / 大成温調（熊谷組） / 資料：時刻表：バス：大船駅から公会堂前（往路）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7-10_16-29-28_000.jpg</text:p>
          </table:table-cell>
          <table:table-cell table:style-name="ce20" office:value-type="string">
            <text:p>:m 東和 PHOTO / 210712m / 大船駅、公会堂前（バス停） / 湘南総合病院 / ７名（相番は１名） / 大成温調（熊谷組） / 資料：ルート：バス：大船駅から公会堂前（往路）</text:p>
          </table:table-cell>
          <table:table-cell table:style-name="ce19"/>
          <table:table-cell table:style-name="ce4"/>
          <table:table-cell table:style-name="ce4" office:value-type="string">
            <text:p>N-35-35-28.738403 E-139-34-49.489746</text:p>
          </table:table-cell>
          <table:table-cell table:style-name="ce38" table:formula="of:=IF([.E10]=&quot;&quot;;[.C10];CONCATENATE([.C10];&quot; / &quot;;[.E10]))" office:value-type="string" office:string-value=":m 東和 PHOTO / 210712m / 大船駅、公会堂前（バス停） / 湘南総合病院 / ７名（相番は１名） / 大成温調（熊谷組） / 資料：ルート：バス：大船駅から公会堂前（往路）">
            <text:p>:m 東和 PHOTO / 210712m / 大船駅、公会堂前（バス停） / 湘南総合病院 / ７名（相番は１名） / 大成温調（熊谷組） / 資料：ルート：バス：大船駅から公会堂前（往路）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7-10_16-34-16_000.jpg</text:p>
          </table:table-cell>
          <table:table-cell table:style-name="ce20" office:value-type="string">
            <text:p>:m 東和 PHOTO / 210712m / 大船駅、公会堂前（バス停） / 湘南総合病院 / ７名（相番は１名） / 大成温調（熊谷組） / 資料：交通</text:p>
          </table:table-cell>
          <table:table-cell table:style-name="ce20"/>
          <table:table-cell table:style-name="ce4"/>
          <table:table-cell table:style-name="ce4" office:value-type="string">
            <text:p>N-35-35-28.752136 E-139-34-49.489746</text:p>
          </table:table-cell>
          <table:table-cell table:style-name="ce38" table:formula="of:=IF([.E11]=&quot;&quot;;[.C11];CONCATENATE([.C11];&quot; / &quot;;[.E11]))" office:value-type="string" office:string-value=":m 東和 PHOTO / 210712m / 大船駅、公会堂前（バス停） / 湘南総合病院 / ７名（相番は１名） / 大成温調（熊谷組） / 資料：交通">
            <text:p>:m 東和 PHOTO / 210712m / 大船駅、公会堂前（バス停） / 湘南総合病院 / ７名（相番は１名） / 大成温調（熊谷組） / 資料：交通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7-10_16-35-20_000.jpg</text:p>
          </table:table-cell>
          <table:table-cell table:style-name="ce20" office:value-type="string">
            <text:p>:m 東和 PHOTO / 210712m / 大船駅、公会堂前（バス停） / 湘南総合病院 / ７名（相番は１名） / 大成温調（熊谷組） / 資料：スケジュール</text:p>
          </table:table-cell>
          <table:table-cell table:style-name="ce17"/>
          <table:table-cell table:style-name="ce4"/>
          <table:table-cell table:style-name="ce4" office:value-type="string">
            <text:p>N-35-35-28.752136 E-139-34-49.544677</text:p>
          </table:table-cell>
          <table:table-cell table:style-name="ce38" table:formula="of:=IF([.E12]=&quot;&quot;;[.C12];CONCATENATE([.C12];&quot; / &quot;;[.E12]))" office:value-type="string" office:string-value=":m 東和 PHOTO / 210712m / 大船駅、公会堂前（バス停） / 湘南総合病院 / ７名（相番は１名） / 大成温調（熊谷組） / 資料：スケジュール">
            <text:p>:m 東和 PHOTO / 210712m / 大船駅、公会堂前（バス停） / 湘南総合病院 / ７名（相番は１名） / 大成温調（熊谷組） / 資料：スケジュール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7-10_16-36-17_000.jpg</text:p>
          </table:table-cell>
          <table:table-cell table:style-name="ce20" office:value-type="string">
            <text:p>:m 東和 PHOTO / 210712m / 大船駅、公会堂前（バス停） / 湘南総合病院 / ７名（相番は１名） / 大成温調（熊谷組） / 資料：地図：大船駅から現場</text:p>
          </table:table-cell>
          <table:table-cell table:style-name="ce19"/>
          <table:table-cell table:style-name="ce4"/>
          <table:table-cell table:style-name="ce4" office:value-type="string">
            <text:p>N-35-35-28.559875 E-139-34-49.379882</text:p>
          </table:table-cell>
          <table:table-cell table:style-name="ce38" table:formula="of:=IF([.E13]=&quot;&quot;;[.C13];CONCATENATE([.C13];&quot; / &quot;;[.E13]))" office:value-type="string" office:string-value=":m 東和 PHOTO / 210712m / 大船駅、公会堂前（バス停） / 湘南総合病院 / ７名（相番は１名） / 大成温調（熊谷組） / 資料：地図：大船駅から現場">
            <text:p>:m 東和 PHOTO / 210712m / 大船駅、公会堂前（バス停） / 湘南総合病院 / ７名（相番は１名） / 大成温調（熊谷組） / 資料：地図：大船駅から現場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7-10_16-38-47_000.jpg</text:p>
          </table:table-cell>
          <table:table-cell table:style-name="ce20" office:value-type="string">
            <text:p>:m 東和 PHOTO / 210712m / 大船駅、公会堂前（バス停） / 湘南総合病院 / ７名（相番は１名） / 大成温調（熊谷組） / 資料：時刻表：バス：公会堂前から大船駅（帰り）</text:p>
          </table:table-cell>
          <table:table-cell table:style-name="ce8"/>
          <table:table-cell table:style-name="ce4"/>
          <table:table-cell table:style-name="ce4" office:value-type="string">
            <text:p>N-35-35-28.587341 E-139-34-48.995361</text:p>
          </table:table-cell>
          <table:table-cell table:style-name="ce38" table:formula="of:=IF([.E14]=&quot;&quot;;[.C14];CONCATENATE([.C14];&quot; / &quot;;[.E14]))" office:value-type="string" office:string-value=":m 東和 PHOTO / 210712m / 大船駅、公会堂前（バス停） / 湘南総合病院 / ７名（相番は１名） / 大成温調（熊谷組） / 資料：時刻表：バス：公会堂前から大船駅（帰り）">
            <text:p>:m 東和 PHOTO / 210712m / 大船駅、公会堂前（バス停） / 湘南総合病院 / ７名（相番は１名） / 大成温調（熊谷組） / 資料：時刻表：バス：公会堂前から大船駅（帰り）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7-10_16-40-40_000.jpg</text:p>
          </table:table-cell>
          <table:table-cell table:style-name="ce20" office:value-type="string">
            <text:p>:m 東和 PHOTO / 210712m / 大船駅、公会堂前（バス停） / 湘南総合病院 / ７名（相番は１名） / 大成温調（熊谷組） / 資料：ルート：バス：公会堂前から大船駅（帰り）</text:p>
          </table:table-cell>
          <table:table-cell table:style-name="ce8"/>
          <table:table-cell table:style-name="ce4"/>
          <table:table-cell table:style-name="ce4" office:value-type="string">
            <text:p>N-35-35-28.0 E-139-34-48.0</text:p>
          </table:table-cell>
          <table:table-cell table:style-name="ce38" table:formula="of:=IF([.E15]=&quot;&quot;;[.C15];CONCATENATE([.C15];&quot; / &quot;;[.E15]))" office:value-type="string" office:string-value=":m 東和 PHOTO / 210712m / 大船駅、公会堂前（バス停） / 湘南総合病院 / ７名（相番は１名） / 大成温調（熊谷組） / 資料：ルート：バス：公会堂前から大船駅（帰り）">
            <text:p>:m 東和 PHOTO / 210712m / 大船駅、公会堂前（バス停） / 湘南総合病院 / ７名（相番は１名） / 大成温調（熊谷組） / 資料：ルート：バス：公会堂前から大船駅（帰り）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7-10_16-42-37_000.jpg</text:p>
          </table:table-cell>
          <table:table-cell table:style-name="ce20" office:value-type="string">
            <text:p>:m 東和 PHOTO / 210712m / 大船駅、公会堂前（バス停） / 湘南総合病院 / ７名（相番は１名） / 大成温調（熊谷組） / 資料：地図：バス停から現場</text:p>
          </table:table-cell>
          <table:table-cell table:style-name="ce8"/>
          <table:table-cell table:style-name="ce4"/>
          <table:table-cell table:style-name="ce4" office:value-type="string">
            <text:p>N-35-35-28.642272 E-139-34-48.940429</text:p>
          </table:table-cell>
          <table:table-cell table:style-name="ce38" table:formula="of:=IF([.E16]=&quot;&quot;;[.C16];CONCATENATE([.C16];&quot; / &quot;;[.E16]))" office:value-type="string" office:string-value=":m 東和 PHOTO / 210712m / 大船駅、公会堂前（バス停） / 湘南総合病院 / ７名（相番は１名） / 大成温調（熊谷組） / 資料：地図：バス停から現場">
            <text:p>:m 東和 PHOTO / 210712m / 大船駅、公会堂前（バス停） / 湘南総合病院 / ７名（相番は１名） / 大成温調（熊谷組） / 資料：地図：バス停から現場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7-10_16-45-13_000.jpg</text:p>
          </table:table-cell>
          <table:table-cell table:style-name="ce20" office:value-type="string">
            <text:p>:m 東和 PHOTO / 210712m / 大船駅、公会堂前（バス停） / 湘南総合病院 / ７名（相番は１名） / 大成温調（熊谷組） / 資料：地図：ストリート</text:p>
          </table:table-cell>
          <table:table-cell table:style-name="ce20"/>
          <table:table-cell table:style-name="ce4"/>
          <table:table-cell table:style-name="ce4" office:value-type="string">
            <text:p>N-35-35-28.738403 E-139-34-49.544677</text:p>
          </table:table-cell>
          <table:table-cell table:style-name="ce38" table:formula="of:=IF([.E17]=&quot;&quot;;[.C17];CONCATENATE([.C17];&quot; / &quot;;[.E17]))" office:value-type="string" office:string-value=":m 東和 PHOTO / 210712m / 大船駅、公会堂前（バス停） / 湘南総合病院 / ７名（相番は１名） / 大成温調（熊谷組） / 資料：地図：ストリート">
            <text:p>:m 東和 PHOTO / 210712m / 大船駅、公会堂前（バス停） / 湘南総合病院 / ７名（相番は１名） / 大成温調（熊谷組） / 資料：地図：ストリート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07-10_16-50-59_000.jpg</text:p>
          </table:table-cell>
          <table:table-cell table:style-name="ce20" office:value-type="string">
            <text:p>:m 東和 PHOTO / 210712m / 大船駅、公会堂前（バス停） / 湘南総合病院 / ７名（相番は１名） / 大成温調（熊谷組） / 資料：地図：バス停から現場（指示書添付のもの）</text:p>
          </table:table-cell>
          <table:table-cell table:style-name="ce20"/>
          <table:table-cell table:style-name="ce4"/>
          <table:table-cell table:style-name="ce4" office:value-type="string">
            <text:p>N-35-35-28.738403 E-139-34-49.544677</text:p>
          </table:table-cell>
          <table:table-cell table:style-name="ce38" table:formula="of:=IF([.E18]=&quot;&quot;;[.C18];CONCATENATE([.C18];&quot; / &quot;;[.E18]))" office:value-type="string" office:string-value=":m 東和 PHOTO / 210712m / 大船駅、公会堂前（バス停） / 湘南総合病院 / ７名（相番は１名） / 大成温調（熊谷組） / 資料：地図：バス停から現場（指示書添付のもの）">
            <text:p>:m 東和 PHOTO / 210712m / 大船駅、公会堂前（バス停） / 湘南総合病院 / ７名（相番は１名） / 大成温調（熊谷組） / 資料：地図：バス停から現場（指示書添付のもの）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07-10_21-22-07_000.jpg</text:p>
          </table:table-cell>
          <table:table-cell table:style-name="ce20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765869 E-139-34-49.489746</text:p>
          </table:table-cell>
          <table:table-cell table:style-name="ce38" table:formula="of:=IF([.E19]=&quot;&quot;;[.C19];CONCATENATE([.C19];&quot; / &quot;;[.E19]))" office:value-type="string" office:string-value=":m 食べた物">
            <text:p>:m 食べた物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1-07-11_01-57-32_000.jpg</text:p>
          </table:table-cell>
          <table:table-cell table:style-name="ce19" office:value-type="string">
            <text:p>:m :PHOTO 寝た時刻 / 2021</text:p>
          </table:table-cell>
          <table:table-cell table:style-name="ce19"/>
          <table:table-cell table:style-name="ce4"/>
          <table:table-cell table:style-name="ce4" office:value-type="string">
            <text:p>N-35-35-28.72467 E-139-34-49.544677</text:p>
          </table:table-cell>
          <table:table-cell table:style-name="ce38" table:formula="of:=IF([.E20]=&quot;&quot;;[.C20];CONCATENATE([.C20];&quot; / &quot;;[.E20]))" office:value-type="string" office:string-value=":m :PHOTO 寝た時刻 / 2021">
            <text:p>:m :PHOTO 寝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1-07-11_07-45-41_000.jpg</text:p>
          </table:table-cell>
          <table:table-cell table:style-name="ce17" office:value-type="string">
            <text:p>:m :PHOTO 起きた時刻 / 2021</text:p>
          </table:table-cell>
          <table:table-cell table:style-name="ce17"/>
          <table:table-cell table:style-name="ce4"/>
          <table:table-cell table:style-name="ce4" office:value-type="string">
            <text:p>N-35-35-28.752136 E-139-34-49.544677</text:p>
          </table:table-cell>
          <table:table-cell table:style-name="ce38" table:formula="of:=IF([.E21]=&quot;&quot;;[.C21];CONCATENATE([.C21];&quot; / &quot;;[.E21]))" office:value-type="string" office:string-value=":m :PHOTO 起きた時刻 / 2021">
            <text:p>:m :PHOTO 起き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1-07-11_07-47-19_000.jpg</text:p>
          </table:table-cell>
          <table:table-cell table:style-name="ce20" office:value-type="string">
            <text:p>:PHOTO 記録用 / @自宅；東側；洗面所から見える；東の犬走り / 自然観察 / 花</text:p>
          </table:table-cell>
          <table:table-cell table:style-name="ce20"/>
          <table:table-cell table:style-name="ce4"/>
          <table:table-cell table:style-name="ce4" office:value-type="string">
            <text:p>N-35-35-28.779602 E-139-34-49.599609</text:p>
          </table:table-cell>
          <table:table-cell table:style-name="ce38" table:formula="of:=IF([.E22]=&quot;&quot;;[.C22];CONCATENATE([.C22];&quot; / &quot;;[.E22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1-07-11_08-07-41_000.jpg</text:p>
          </table:table-cell>
          <table:table-cell table:style-name="ce19" office:value-type="string">
            <text:p>:m :th / topic=自分がやっていることいついて / content=今自分がやっていること；子供たちに、こんな道もあるよと、伝えるためにやっているのかな / lang=ja ||| :m :th / topic=人々が自らの言動をどう選択しているかについて / content=多くの人は、自分の言動、習慣を、参照集団に問い合わせた上で、選び取っている、という仮設 / lang=ja</text:p>
          </table:table-cell>
          <table:table-cell table:style-name="ce19"/>
          <table:table-cell table:style-name="ce4"/>
          <table:table-cell table:style-name="ce4" office:value-type="string">
            <text:p>N-35-35-28.738403 E-139-34-49.599609</text:p>
          </table:table-cell>
          <table:table-cell table:style-name="ce38" table:formula="of:=IF([.E23]=&quot;&quot;;[.C23];CONCATENATE([.C23];&quot; / &quot;;[.E23]))" office:value-type="string" office:string-value=":m :th / topic=自分がやっていることいついて / content=今自分がやっていること；子供たちに、こんな道もあるよと、伝えるためにやっているのかな / lang=ja ||| :m :th / topic=人々が自らの言動をどう選択しているかについて / content=多くの人は、自分の言動、習慣を、参照集団に問い合わせた上で、選び取っている、という仮設 / lang=ja">
            <text:p>:m :th / topic=自分がやっていることいついて / content=今自分がやっていること；子供たちに、こんな道もあるよと、伝えるためにやっているのかな / lang=ja ||| :m :th / topic=人々が自らの言動をどう選択しているかについて / content=多くの人は、自分の言動、習慣を、参照集団に問い合わせた上で、選び取っている、という仮設 / lang=ja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20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7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7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03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22">
            <text:p>2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22">
            <text:p>2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1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1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1">2021/07/11</text:date>, <text:time>09:03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7-11T09:03:35.58</dc:date>
    <dc:creator>iwabuchi ken</dc:creator>
    <meta:editing-duration>P35DT1H28M55S</meta:editing-duration>
    <meta:editing-cycles>12912</meta:editing-cycles>
    <meta:document-statistic meta:table-count="1" meta:cell-count="384" meta:object-count="0"/>
  </office:meta>
</office:document-meta>
</file>